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padding="0.049cm" fo:border="0.26pt solid #000000" style:shadow="none"/>
    </style:style>
    <style:style style:name="P3" style:family="paragraph" style:parent-style-name="Standard">
      <style:paragraph-properties fo:text-align="center" style:justify-single-word="false" fo:padding="0.049cm" fo:border="0.26pt solid #000000" style:shadow="non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 fo:padding="0.049cm" fo:border="0.26pt solid #000000" style:shadow="non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32pt" style:font-size-asian="32pt" style:font-size-complex="32pt"/>
    </style:style>
    <number:number-style style:name="N0">
      <number:number number:min-integer-digits="1"/>
    </number:number-style>
  </office:automatic-styles>
  <office:body>
    <office:text text:use-soft-page-breaks="true">
      <text:variable-decls>
        <text:variable-decl office:value-type="float" text:name="num"/>
        <text:variable-decl office:value-type="string" text:name="lot"/>
        <text:variable-decl office:value-type="string" text:name="grosLot"/>
        <text:variable-decl office:value-type="string" text:name="dateTirage"/>
        <text:variable-decl office:value-type="float" text:name="numero"/>
        <text:variable-decl office:value-type="string" text:name="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variable-set text:name="grosLot" office:value-type="string">ma PS3</text:variable-set></text:p>
      <text:p text:style-name="P1"><text:variable-set text:name="dateTirage" office:value-type="string">la vraie date du tirage</text:variable-set></text:p>
      <text:p text:style-name="P1"><text:variable-set text:name="numero" office:value-type="float" office:value="0" style:data-style-name="N0">0</text:variable-set></text:p>
      <text:p text:style-name="P1"/>
      <text:p text:style-name="P2"/>
      <text:p text:style-name="P3">Grande TOMBOLA </text:p>
      <text:p text:style-name="P3">de l'école publique Jules Ferry</text:p>
      <text:p text:style-name="P2">1er prix </text:p>
      <text:p text:style-name="P2"><text:variable-get text:name="grosLot" office:value-type="string">ma PS3</text:variable-get></text:p>
      <text:p text:style-name="P4">billet n°<text:span text:style-name="T1"><text:variable-set text:name="numero" text:formula="ooow:numero+1" office:value-type="float" office:value="1" style:data-style-name="N0">1</text:variable-set></text:span> <text:span text:style-name="T1"><text:s/></text:span></text:p>
      <text:p text:style-name="P2"/>
      <text:p text:style-name="P2">tirage le <text:variable-get text:name="dateTirage" office:value-type="string">la vraie date du tirage</text:variable-get></text:p>
      <text:p text:style-name="P2"/>
      <text:p text:style-name="P2"><text:tab/><text:tab/></text:p>
      <text:p text:style-name="P1"/>
      <text:p text:style-name="P1"/>
      <text:p text:style-name="P1"/>
      <text:p text:style-name="P2"/>
      <text:p text:style-name="P3">Grande TOMBOLA </text:p>
      <text:p text:style-name="P3">de l'école publique Jules Ferry</text:p>
      <text:p text:style-name="P2">1er prix </text:p>
      <text:p text:style-name="P2"><text:variable-get text:name="grosLot" office:value-type="string">ma PS3</text:variable-get></text:p>
      <text:p text:style-name="P4">billet n°<text:span text:style-name="T1"><text:variable-set text:name="numero" text:formula="ooow:numero+1" office:value-type="float" office:value="2" style:data-style-name="N0">2</text:variable-set></text:span> <text:span text:style-name="T1"><text:s/></text:span></text:p>
      <text:p text:style-name="P2"/>
      <text:p text:style-name="P2">tirage le <text:variable-get text:name="dateTirage" office:value-type="string">la vraie date du tirage</text:variable-get></text:p>
      <text:p text:style-name="P2"/>
      <text:p text:style-name="P2"><text:tab/><text:tab/></text:p>
      <text:p text:style-name="P1"/>
      <text:p text:style-name="P1"/>
      <text:p text:style-name="P1"/>
      <text:p text:style-name="P1"/>
      <text:p text:style-name="P2"/>
      <text:p text:style-name="P3">Grande TOMBOLA </text:p>
      <text:p text:style-name="P3">de l'école publique Jules Ferry</text:p>
      <text:p text:style-name="P2">1er prix </text:p>
      <text:p text:style-name="P2"><text:variable-get text:name="grosLot" office:value-type="string">ma PS3</text:variable-get></text:p>
      <text:p text:style-name="P4">billet n°<text:span text:style-name="T1"><text:variable-set text:name="numero" text:formula="ooow:numero+1" office:value-type="float" office:value="3" style:data-style-name="N0">3</text:variable-set></text:span> <text:span text:style-name="T1"><text:s/></text:span></text:p>
      <text:p text:style-name="P2"/>
      <text:p text:style-name="P2">tirage le <text:variable-get text:name="dateTirage" office:value-type="string">la vraie date du tirage</text:variable-get></text:p>
      <text:p text:style-name="P2"/>
      <text:p text:style-name="P2"><text:tab/><text:tab/></text:p>
      <text:p text:style-name="P1"/>
      <text:p text:style-name="P1"/>
      <text:p text:style-name="P1"/>
      <text:p text:style-name="P1"/>
      <text:p text:style-name="P2"><text:soft-page-break/></text:p>
      <text:p text:style-name="P3">Grande TOMBOLA </text:p>
      <text:p text:style-name="P3">de l'école publique Jules Ferry</text:p>
      <text:p text:style-name="P2">1er prix </text:p>
      <text:p text:style-name="P2"><text:variable-get text:name="grosLot" office:value-type="string">ma PS3</text:variable-get></text:p>
      <text:p text:style-name="P4">billet n°<text:span text:style-name="T1"><text:variable-set text:name="numero" text:formula="ooow:numero+1" office:value-type="float" office:value="4" style:data-style-name="N0">4</text:variable-set></text:span> <text:span text:style-name="T1"><text:s/></text:span></text:p>
      <text:p text:style-name="P2"/>
      <text:p text:style-name="P2">tirage le <text:variable-get text:name="dateTirage" office:value-type="string">la vraie date du tirage</text:variable-get></text:p>
      <text:p text:style-name="P2"/>
      <text:p text:style-name="P2"><text:tab/><text:tab/></text:p>
      <text:p text:style-name="P1"/>
      <text:p text:style-name="P2"/>
      <text:p text:style-name="P3">Grande TOMBOLA </text:p>
      <text:p text:style-name="P3">de l'école publique Jules Ferry</text:p>
      <text:p text:style-name="P2">1er prix </text:p>
      <text:p text:style-name="P2"><text:variable-get text:name="grosLot" office:value-type="string">ma PS3</text:variable-get></text:p>
      <text:p text:style-name="P4">billet n°<text:span text:style-name="T1"><text:variable-set text:name="numero" text:formula="ooow:numero+1" office:value-type="float" office:value="5" style:data-style-name="N0">5</text:variable-set></text:span> <text:span text:style-name="T1"><text:s/></text:span></text:p>
      <text:p text:style-name="P2"/>
      <text:p text:style-name="P2">tirage le <text:variable-get text:name="dateTirage" office:value-type="string">la vraie date du tirage</text:variable-get></text:p>
      <text:p text:style-name="P2"/>
      <text:p text:style-name="P2"><text:tab/><text:tab/></text:p>
      <text:p text:style-name="P1"/>
      <text:p text:style-name="P2"/>
      <text:p text:style-name="P3">Grande TOMBOLA </text:p>
      <text:p text:style-name="P3">de l'école publique Jules Ferry</text:p>
      <text:p text:style-name="P2">1er prix </text:p>
      <text:p text:style-name="P2"><text:variable-get text:name="grosLot" office:value-type="string">ma PS3</text:variable-get></text:p>
      <text:p text:style-name="P4">billet n°<text:span text:style-name="T1"><text:variable-set text:name="numero" text:formula="ooow:numero+1" office:value-type="float" office:value="6" style:data-style-name="N0">6</text:variable-set></text:span> <text:span text:style-name="T1"><text:s/></text:span></text:p>
      <text:p text:style-name="P2"/>
      <text:p text:style-name="P2">tirage le <text:variable-get text:name="dateTirage" office:value-type="string">la vraie date du tirage</text:variable-get></text:p>
      <text:p text:style-name="P2"/>
      <text:p text:style-name="P2"><text:tab/><text:tab/></text:p>
      <text:p text:style-name="P1"/>
      <text:p text:style-name="P2"/>
      <text:p text:style-name="P3">Grande TOMBOLA </text:p>
      <text:p text:style-name="P3">de l'école publique Jules Ferry</text:p>
      <text:p text:style-name="P2">1er prix </text:p>
      <text:p text:style-name="P2"><text:variable-get text:name="grosLot" office:value-type="string">ma PS3</text:variable-get></text:p>
      <text:p text:style-name="P4">billet n°<text:span text:style-name="T1"><text:variable-set text:name="numero" text:formula="ooow:numero+1" office:value-type="float" office:value="7" style:data-style-name="N0">7</text:variable-set></text:span> <text:span text:style-name="T1"><text:s/></text:span></text:p>
      <text:p text:style-name="P2"/>
      <text:p text:style-name="P2">tirage le <text:variable-get text:name="dateTirage" office:value-type="string">la vraie date du tirage</text:variable-get></text:p>
      <text:p text:style-name="P2"/>
      <text:p text:style-name="P2"><text:tab/><text:tab/></text:p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 </meta:initial-creator>
    <meta:creation-date>2012-05-11T12:51:59</meta:creation-date>
    <dc:date>2012-05-11T17:46:28</dc:date>
    <dc:creator>jc </dc:creator>
    <meta:editing-duration>PT4H28M9S</meta:editing-duration>
    <meta:editing-cycles>2</meta:editing-cycles>
    <meta:generator>LibreOffice/3.4$Linux LibreOffice_project/340m1$Build-402</meta:generator>
    <meta:document-statistic meta:table-count="0" meta:image-count="0" meta:object-count="0" meta:page-count="3" meta:paragraph-count="52" meta:word-count="146" meta:character-count="775" meta:non-whitespace-character-count="632"/>
  </office:meta>
</office:document-meta>
</file>